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in" style:rel-column-width="18921*"/>
    </style:style>
    <style:style style:name="Table1.B" style:family="table-column">
      <style:table-column-properties style:column-width="4.9271in" style:rel-column-width="4661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margin-top="0.0799in" fo:margin-bottom="0.0799in"/>
    </style:style>
    <style:style style:name="P4" style:family="paragraph" style:parent-style-name="Text_20_body">
      <style:paragraph-properties fo:margin-top="0in" fo:margin-bottom="0.0799in" style:shadow="none"/>
    </style:style>
    <style:style style:name="P5" style:family="paragraph" style:parent-style-name="Preformatted_20_Text">
      <style:paragraph-properties fo:margin-left="0.5in" fo:margin-right="0in" fo:text-indent="0in" style:auto-text-indent="false"/>
    </style:style>
    <style:style style:name="P6" style:family="paragraph" style:parent-style-name="Preformatted_20_Text">
      <style:paragraph-properties fo:margin-left="0.5in" fo:margin-right="0in" fo:text-indent="0in" style:auto-text-indent="false"/>
      <style:text-properties fo:font-style="normal" style:font-style-asian="normal" style:font-style-complex="normal"/>
    </style:style>
    <style:style style:name="P7" style:family="paragraph" style:parent-style-name="List_20_Heading">
      <style:paragraph-properties fo:margin-top="0in" fo:margin-bottom="0.1965in"/>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3">
      <style:text-properties fo:font-style="normal" style:font-style-asian="normal" style:font-style-complex="normal"/>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6">
      <style:paragraph-properties fo:margin-left="0.9846in" fo:margin-right="0in" fo:text-indent="-0.25in" style:auto-text-indent="false"/>
    </style:style>
    <style:style style:name="P17" style:family="paragraph" style:parent-style-name="Heading_20_2">
      <style:text-properties fo:font-style="italic" style:font-style-asian="italic" style:font-style-complex="italic"/>
    </style:style>
    <style:style style:name="T1" style:family="text">
      <style:text-properties style:font-name="Arial"/>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position="super 58%"/>
    </style:style>
    <style:style style:name="T10"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ODO"><text:span text:style-name="T3">ANSI/NISO Z39.86-2010 Part A</text:span></text:span></text:p>
      <text:p text:style-name="Subtitle">DAISY Authoring and Interchange Framework Specification</text:p>
      <text:p text:style-name="P1">Version: <text:s/><text:span text:style-name="T2">Draft, 18 Feb 2009</text:span></text:p>
      <text:p text:style-name="P1">Editor: <text:s/><text:span text:style-name="T2">James Pritchett &lt;jpritchett@rfbd.org&gt;</text:span></text:p>
      <text:h text:style-name="Heading_20_1" text:outline-level="1">Abstract</text:h>
      <text:p text:style-name="Text_20_body">The DAISY Authoring and Interchange Framework is a means of defining markup languages to represent different kinds of information resources (books, periodicals, etc.), with the intent of producing documents suitable for transformation into different universally accessible formats. <text:s/>It uses a modular, extensible architecture to permit the creation of any number of document models, each custom-tailored for a particular kind of information resource.</text:p>
      <text:h text:style-name="Heading_20_1" text:outline-level="1">Status of this document</text:h>
      <text:p text:style-name="Text_20_body">This is an incomplete draft (in progress).</text:p>
      <text:h text:style-name="Heading_20_1" text:outline-level="1">Introduction</text:h>
      <text:p text:style-name="Informative_20_banner">This section is <text:span text:style-name="T4">informative</text:span><text:span text:style-name="T6">.</text:span></text:p>
      <text:p text:style-name="Text_20_body">The DAISY Authoring and Interchange Framework is a means of defining markup languages to represent different kinds of information resources (books, periodicals, etc.), with the intent of producing documents suitable for transformation into different universally accessible formats.</text:p>
      <text:h text:style-name="Heading_20_2" text:outline-level="2">Design goals</text:h>
      <text:p text:style-name="Text_20_body">The Framework has been created with three major design goals in mind:</text:p>
      <text:list xml:id="list36407567" text:style-name="L1">
        <text:list-item>
          <text:p text:style-name="P9">Extensibility.<text:span text:style-name="T2"> <text:s/>Because there are so many different kinds of information resources, each with its own unique needs, it is clear that no single markup language can fit all circumstances. <text:s/>Instead, the Framework is designed to be inherently extensible and customizable. <text:s/>The Framework specifies how to create</text:span><text:span text:style-name="T7"> a </text:span><text:span text:style-name="T5">profile</text:span><text:span text:style-name="T7"> that can be used when representing a particular kind of information resource. <text:s/>If existing profiles do not meet the needs of a particular use case, an agency can create a wholly new profile, or can easily adapt an existing profile to better fit the immediate need. <text:s/>As new, specialized XML markup languages appear, they can easily be incorporated into profiles.</text:span></text:p>
        </text:list-item>
        <text:list-item>
          <text:p text:style-name="P9"><text:span text:style-name="T6">Modularity.</text:span><text:span text:style-name="T7"> <text:s/>Framework profiles build their vocabularies in discrete schema modules, building on existing schemas where possible. <text:s/>The schema modules created for specific profiles, in turn, can be used within other Framework profiles, or even in completely unrelated markup languages. <text:s/>This reduces the amount of work required for creating profiles through reuse.</text:span></text:p>
        </text:list-item>
        <text:list-item>
          <text:p text:style-name="P8"><text:span text:style-name="T8">Self-describing.</text:span><text:span text:style-name="T7"> <text:s/>The Framework defines mechanisms that allow the markup language to document itself, without need of independent specification documents. <text:s/>[Discussion of RDF, </text:span><text:soft-page-break/><text:span text:style-name="T7">etc. here] <text:s/>Finally, each profile names a resource directory (defined by RDDL) that is a machine- and human-readable inventory of associated resources to help render and process content created using the profile.</text:span></text:p>
        </text:list-item>
      </text:list>
      <text:h text:style-name="P17" text:outline-level="2">Specification documents</text:h>
      <text:p text:style-name="P2">The Z39.86-2010 Part A specification defines the following:</text:p>
      <text:list xml:id="list36421552" text:style-name="L2">
        <text:list-item>
          <text:p text:style-name="P10">What a profile is and how it must be constructed</text:p>
        </text:list-item>
        <text:list-item>
          <text:p text:style-name="P10">The requirements for a conforming document created using any given profile</text:p>
        </text:list-item>
        <text:list-item>
          <text:p text:style-name="P10">A set of predefined schema modules that may be used in creating profiles</text:p>
        </text:list-item>
        <text:list-item>
          <text:p text:style-name="P10">A set of predefined profiles that may be used in creating documents</text:p>
        </text:list-item>
        <text:list-item>
          <text:p text:style-name="P10">A predefined taxonomy of roles that may be referenced by profiles or documents</text:p>
        </text:list-item>
      </text:list>
      <text:p text:style-name="P2">Separate from this specification document there are the following support documents:</text:p>
      <text:list xml:id="list36406692" text:style-name="L3">
        <text:list-item>
          <text:p text:style-name="P11">A Framework primer document that gives an introduction to the design concepts and structures of profiles</text:p>
        </text:list-item>
        <text:list-item>
          <text:p text:style-name="P11">A guide to profile construction that gives more technically detailed information on how to create a new Framework profile.</text:p>
        </text:list-item>
      </text:list>
      <text:h text:style-name="Heading_20_1" text:outline-level="1">Relationships to other specifications</text:h>
      <text:p text:style-name="Informative_20_banner">This section is <text:span text:style-name="T4">informative</text:span></text:p>
      <text:h text:style-name="Heading_20_2" text:outline-level="2">Relationship to Z39.86-2010 Part B</text:h>
      <text:p text:style-name="Text_20_body">Z39.86-2010 Part B defines different end-user accessible formats for information resources. <text:s/>The procedures for defining markup languages and profiles given in this specification are designed to create documents that are easily transformed into the accessible formats described by Z39.86-2010 Part B. <text:s/>However, this is not an exclusive relationship. <text:s/>Documents conforming to a Framework profile may be transformed into many other formats not described by Z39.86-2010 Part B, and accessible formats described by that specification may be created from documents in formats not conforming to this specification.</text:p>
      <text:h text:style-name="Heading_20_2" text:outline-level="2">Relationship to Z39.86-2005</text:h>
      <text:p text:style-name="Text_20_body">Z39.86-2010 Part A and B jointly form a functional expansion of the Z39.86-2005 specification. <text:s/>Z39.86-2010 Part A represents an entirely new technical direction that supersedes Section 4 “Content Format for Text” of Z39.86-2005. <text:s/>As such, text content files compliant under Z39.86-2005 will not be compliant under Z39.86-2010 and vice versa.</text:p>
      <text:h text:style-name="Heading_20_2" text:outline-level="2">Relationship to Unicode</text:h>
      <text:p text:style-name="Text_20_body"><text:span text:style-name="TODO">Restricted by which XML edition we use</text:span></text:p>
      <text:h text:style-name="Heading_20_2" text:outline-level="2"><text:soft-page-break/>Relationship to XML</text:h>
      <text:p text:style-name="Text_20_body"><text:span text:style-name="TODO">Likely use XML 1.0 4</text:span><text:span text:style-name="TODO"><text:span text:style-name="T9">th</text:span></text:span><text:span text:style-name="TODO"> edition</text:span></text:p>
      <text:h text:style-name="Heading_20_2" text:outline-level="2">Relationship to XHTML2</text:h>
      <text:h text:style-name="Heading_20_2" text:outline-level="2">Relationship to RDF</text:h>
      <text:h text:style-name="Heading_20_1" text:outline-level="1">Terms and definitions</text:h>
      <text:p text:style-name="Normative_20_banner">This section is <text:span text:style-name="T4">normative</text:span></text:p>
      <text:p text:style-name="Defined_20_Term">Module</text:p>
      <text:p text:style-name="Definition">An abstract unit within a document model expressed as a schema fragment, used to consolidate markup declarations to increase the flexibility, modifiability, reuse and understanding of specific logical or semantic structures.</text:p>
      <text:p text:style-name="Defined_20_Term">Profile</text:p>
      <text:p text:style-name="Definition">An integrated markup vocabulary, grammar, and semantic taxonomy designed to represent information resources of a particular type.</text:p>
      <text:p text:style-name="Defined_20_Term">Taxonomy</text:p>
      <text:p text:style-name="Definition"><text:span text:style-name="TODO">Needs definition</text:span></text:p>
      <text:p text:style-name="Defined_20_Term">Markup model</text:p>
      <text:p text:style-name="Definition">The markup vocabulary (i.e., the gamut of element and attribute names, notations, etc.) and grammar (i.e., the prescribed use of that vocabulary) as defined by a schema. <text:s/>The markup model is the concrete representation in markup syntax of an abstract document model, and may be defined with varying levels of strict conformity.</text:p>
      <text:h text:style-name="Heading_20_1" text:outline-level="1">Conformance definition</text:h>
      <text:p text:style-name="Normative_20_banner">This section is <text:span text:style-name="T4">normative</text:span></text:p>
      <text:p text:style-name="Text_20_body">The keywords "MUST", "MUST NOT", "REQUIRED", "SHALL", "SHALL NOT", "SHOULD", "RECOMMENDED", "MAY", and "OPTIONAL" in this document are to be interpreted as described in RFC2119.</text:p>
      <text:h text:style-name="Heading_20_2" text:outline-level="2">Profile conformance</text:h>
      <text:p text:style-name="Text_20_body">A conforming profile must meet all of the following criteria:</text:p>
      <text:list xml:id="list36422644" text:style-name="L4">
        <text:list-item>
          <text:p text:style-name="P12"/>
        </text:list-item>
      </text:list>
      <text:p text:style-name="Text_20_body"><text:span text:style-name="TODO">Technical definition of a conforming profile.</text:span></text:p>
      <text:h text:style-name="Heading_20_2" text:outline-level="2">Document conformance</text:h>
      <text:p text:style-name="Text_20_body">A document instance conforming to this specification must meet all of the following criteria:</text:p>
      <text:list xml:id="list36417406" text:style-name="L5">
        <text:list-item>
          <text:p text:style-name="P13"/>
        </text:list-item>
      </text:list>
      <text:p text:style-name="Text_20_body"><text:soft-page-break/><text:span text:style-name="TODO">Technical definition of a conforming document.</text:span></text:p>
      <text:h text:style-name="Heading_20_1" text:outline-level="1">Profile definitions</text:h>
      <text:h text:style-name="Heading_20_2" text:outline-level="2">Introduction</text:h>
      <text:p text:style-name="Informative_20_banner">This section is <text:span text:style-name="T4">informative</text:span></text:p>
      <text:p text:style-name="Text_20_body"><text:span text:style-name="TODO">Definition of purpose of a profile, overview of components, etc.</text:span></text:p>
      <text:h text:style-name="Heading_20_2" text:outline-level="2">Profile identity URI</text:h>
      <text:p text:style-name="Normative_20_banner">This section is <text:span text:style-name="T4">normative</text:span></text:p>
      <text:p text:style-name="Text_20_body">Each profile must define a URI that serves as the unique identifier of the profile. This URI must be valid with respect to RFC3986 and with respect to the following EBNF specification: </text:p>
      <text:p text:style-name="P5">identity ::= protocol, home, static, name, version</text:p>
      <text:p text:style-name="P5">protocol ::= 'http://'</text:p>
      <text:p text:style-name="P5">home ::= urisegment</text:p>
      <text:p text:style-name="P5">static ::= /z3986/2010/profiles/</text:p>
      <text:p text:style-name="P5">name ::= urisegment, '/'</text:p>
      <text:p text:style-name="P5">version ::= [0-9.]*</text:p>
      <text:p text:style-name="P6">urisegment = [A-Za-z0-9./]*</text:p>
      <text:p text:style-name="P3">The provider of a profile owns the identity URI, and must assure that the profile identity URI resolves and has no public access restrictions. <text:s text:c="2"/>The profile identity URI must resolve to the resource directory for the profile (see details under Resource Directory below).</text:p>
      <text:p text:style-name="P4">The number of integer steps to use in the version segment is unspecified. Profile providers should utilize this segment to signal major and minor profile version changes.</text:p>
      <text:p text:style-name="Text_20_body">An example profile identity URI is:</text:p>
      <text:p text:style-name="P5">http://www.example.org/z3986/2010/profiles/myProfile/1.0</text:p>
      <text:p text:style-name="P3">When comparing two profile identity URIs for equality, processing agents must follow the rules specified by RFC2396.</text:p>
      <text:h text:style-name="Heading_20_2" text:outline-level="2">Resource directory</text:h>
      <text:h text:style-name="Heading_20_3" text:outline-level="3">Introduction</text:h>
      <text:p text:style-name="Informative_20_banner">This section is <text:span text:style-name="T4">informative</text:span></text:p>
      <text:p text:style-name="P2">This specification uses the Resource Directory Description Language (RDDL) as the mechanism to associate a collection of normative and informative resources with a profile. </text:p>
      <text:p text:style-name="P2">Resource directories are human-readable documents, and thus can serve as the primary source of information for all users of a profile. Resource directories are also machine-readable documents, and thus can be sources for the discovery and retrieval of schemas, style sheets, RDF taxonomies and other types of resources that are needed by processing agents.</text:p>
      <text:p text:style-name="P2">Ideally, the profile resource directory will contain a rich variety of resources useful to both human and <text:soft-page-break/>machine users of profiles: <text:s/>documentation, primers, schemas, stylesheets for both rendering and transformation of documents, taxonomies, etc.</text:p>
      <text:p text:style-name="P2">RDDL utilizes pairs of <text:span text:style-name="T4">natures</text:span> and <text:span text:style-name="T4">purposes</text:span> to describe and identify the resources provided. <text:s/>The nature of a resource is a machine-readable label that identifies the type of resource it is. <text:s/>All resources have natures. <text:s/>The purpose of a resource is optional machine-readable label that identifies the intended usage of a resource. <text:s/>In order to facilitate interoperability of processing agents, this specification defines a set of well-known natures and purposes, and how they are to be used. <text:s/>This set may then be extended further by the creators of specific profiles as needed.</text:p>
      <text:h text:style-name="Heading_20_3" text:outline-level="3">Resource directory requirements</text:h>
      <text:p text:style-name="Normative_20_banner">This section is <text:span text:style-name="T4">normative</text:span></text:p>
      <text:p text:style-name="Text_20_body">The resource directory for a profile must be a document conforming to the RDDL specification.</text:p>
      <text:p text:style-name="Text_20_body">The resource directory must include at least one normative schema resource. <text:s/>If an RDF taxonomy is part of the profile, then this RDF resource must also be included in the resource directory.</text:p>
      <text:p text:style-name="Text_20_body">It is recommended that the resource directory include at least one resource whose purpose is <text:span text:style-name="T4">reference</text:span> <text:s/>and which resolves to a human-readable description of the profile's purpose and structure.</text:p>
      <text:p text:style-name="Text_20_body">All natures (as represented in the xlink:role attribute) and purposes (as represented in the xlink:arcrole attribute) must use the values given in the RDDL lists of well-known natures and purposes, where appropriate. <text:s/>Specifically, the following natures must be used when referencing schemas:</text:p>
      <table:table table:name="Table1" table:style-name="Table1">
        <table:table-column table:style-name="Table1.A"/>
        <table:table-column table:style-name="Table1.B"/>
        <table:table-row>
          <table:table-cell table:style-name="Table1.A1" office:value-type="string">
            <text:p text:style-name="P1">Schema type</text:p>
          </table:table-cell>
          <table:table-cell table:style-name="Table1.B1" office:value-type="string">
            <text:p text:style-name="P1">Nature value</text:p>
          </table:table-cell>
        </table:table-row>
        <table:table-row>
          <table:table-cell table:style-name="Table1.A2" office:value-type="string">
            <text:p text:style-name="Text_20_body">RelaxNG (XML syntax)</text:p>
          </table:table-cell>
          <table:table-cell table:style-name="Table1.B2" office:value-type="string">
            <text:p text:style-name="P7"><text:a xlink:type="simple" xlink:href="http://relaxng.org/ns/structure/1.0"><text:span text:style-name="Markup">http://relaxng.org/ns/structure/1.0</text:span></text:a></text:p>
          </table:table-cell>
        </table:table-row>
        <table:table-row>
          <table:table-cell table:style-name="Table1.A2" office:value-type="string">
            <text:p text:style-name="Text_20_body">NVDL</text:p>
          </table:table-cell>
          <table:table-cell table:style-name="Table1.B2" office:value-type="string">
            <text:p text:style-name="P7"><text:a xlink:type="simple" xlink:href="http://purl.oclc.org/dsdl/nvdl/ns/structure/1.0"><text:span text:style-name="Markup">http://purl.oclc.org/dsdl/nvdl/ns/structure/1.0</text:span></text:a></text:p>
          </table:table-cell>
        </table:table-row>
        <table:table-row>
          <table:table-cell table:style-name="Table1.A2" office:value-type="string">
            <text:p text:style-name="Text_20_body"><text:span text:style-name="Markup">W3C XML Schema</text:span></text:p>
          </table:table-cell>
          <table:table-cell table:style-name="Table1.B2" office:value-type="string">
            <text:p text:style-name="P7"><text:a xlink:type="simple" xlink:href="http://www.w3.org/2001/XMLSchema"><text:span text:style-name="Markup">http://www.w3.org/2001/XMLSchema</text:span></text:a></text:p>
          </table:table-cell>
        </table:table-row>
        <table:table-row>
          <table:table-cell table:style-name="Table1.A2" office:value-type="string">
            <text:p text:style-name="Text_20_body">ISO Schematron</text:p>
          </table:table-cell>
          <table:table-cell table:style-name="Table1.B2" office:value-type="string">
            <text:p text:style-name="P7"><text:a xlink:type="simple" xlink:href="http://purl.oclc.org/dsdl/schematron"><text:span text:style-name="Markup">http://purl.oclc.org/dsdl/schematron</text:span></text:a></text:p>
          </table:table-cell>
        </table:table-row>
        <table:table-row>
          <table:table-cell table:style-name="Table1.A2" office:value-type="string">
            <text:p text:style-name="Text_20_body">RelaxNG (compact syntax)</text:p>
          </table:table-cell>
          <table:table-cell table:style-name="Table1.B2" office:value-type="string">
            <text:p text:style-name="P7"><text:a xlink:type="simple" xlink:href="http://www.isi.edu/in-notes/iana/assignments/media-types/application/relax-ng-compact-syntax"><text:span text:style-name="Markup"><text:span text:style-name="T10">http://www.isi.edu/in-notes/iana/assignments/media-types/application/relax-ng-compact-syntax</text:span></text:span></text:a></text:p>
          </table:table-cell>
        </table:table-row>
      </table:table>
      <text:p text:style-name="Text_20_body"/>
      <text:h text:style-name="Heading_20_2" text:outline-level="2">Markup model</text:h>
      <text:p text:style-name="Normative_20_banner">This section is <text:span text:style-name="T4">normative</text:span></text:p>
      <text:h text:style-name="Heading_20_3" text:outline-level="3">Schema</text:h>
      <text:p text:style-name="Text_20_body">The markup model definition must be formally expressed using one or several (layered) normative schemas. One or several of the following schemata types must be used:</text:p>
      <text:list xml:id="list36418735" text:style-name="L6">
        <text:list-item>
          <text:p text:style-name="P16"><text:soft-page-break/>RelaxNG, version 1.0</text:p>
        </text:list-item>
        <text:list-item>
          <text:p text:style-name="P16">NVDL,version 1.0</text:p>
        </text:list-item>
        <text:list-item>
          <text:p text:style-name="P16">W3C XML Schema, version 1.0</text:p>
        </text:list-item>
        <text:list-item>
          <text:p text:style-name="P16">ISO Schematron, version 1.0</text:p>
        </text:list-item>
      </text:list>
      <text:p text:style-name="Text_20_body">The mechanism with which a profile references schema(s) and defines which are normative is defined in the resource directory requirements above.</text:p>
      <text:h text:style-name="Heading_20_3" text:outline-level="3">Markup model requirements</text:h>
      <text:p text:style-name="Text_20_body">The markup model as defined in the normative schema(s) must meet the following requirements:</text:p>
      <text:list xml:id="list36370112" text:style-name="L8">
        <text:list-item>
          <text:p text:style-name="P14">All elements and attributes included in the document model must be bound to an XML namespace.</text:p>
        </text:list-item>
      </text:list>
      <text:list xml:id="list36433190" text:style-name="L9">
        <text:list-item>
          <text:p text:style-name="P15">The XHTML 2.0 namespace (<text:a xlink:type="simple" xlink:href="http://www.w3.org/2002/06/xhtml2/"><text:span text:style-name="Markup">http://www.w3.org/2002/06/xhtml2/</text:span></text:a>) must be the default namespace of the markup model.</text:p>
        </text:list-item>
        <text:list-item>
          <text:p text:style-name="P15">All elements included in the document model must, regardless of the namespace to which they are bound, allow the XMLID attribute in their respective attribute models. The cardinality of the XMLID attribute must be {@0-1}.</text:p>
        </text:list-item>
        <text:list-item>
          <text:p text:style-name="P15">XMLID must be the the exclusive means of uniquely identifying elements in the markup model. Other attributes with the ID datatype must be explicitly forbidden to occur.</text:p>
        </text:list-item>
        <text:list-item>
          <text:p text:style-name="P15">All elements included in the markup model that are not bound to the XHTML2 namespace should <text:span text:style-name="T4">at a minimum </text:span>allow the following attributes from the XHTML2 namespace in their respective attribute model: </text:p>
          <text:list>
            <text:list-item>
              <text:p text:style-name="P15"><text:span text:style-name="Markup">role</text:span></text:p>
            </text:list-item>
            <text:list-item>
              <text:p text:style-name="P15"><text:span text:style-name="Markup">property</text:span></text:p>
            </text:list-item>
            <text:list-item>
              <text:p text:style-name="P15"><text:span text:style-name="Markup">class</text:span></text:p>
            </text:list-item>
          </text:list>
        </text:list-item>
        <text:list-item>
          <text:p text:style-name="P15">All elements included in the markup model must allow the xml:base attribute in their respective attribute model.</text:p>
        </text:list-item>
        <text:list-item>
          <text:p text:style-name="P15">The markup model should enforce attributes from the XHTML2 namespace to use qualified names when used on elements that are not from the XHTML2 namespace.</text:p>
        </text:list-item>
        <text:list-item>
          <text:p text:style-name="P15">The markup model must include the following elements from the XHTML2 namespace:</text:p>
          <text:list>
            <text:list-item>
              <text:p text:style-name="P15"><text:span text:style-name="Markup">html</text:span> (document element)</text:p>
            </text:list-item>
            <text:list-item>
              <text:p text:style-name="P15"><text:span text:style-name="Markup">html/head</text:span> (for information about the document that is not considered document content itself)</text:p>
            </text:list-item>
            <text:list-item>
              <text:p text:style-name="P15"><text:span text:style-name="Markup">html/head/link</text:span> (for links to related documents, especially the profile resource directory)</text:p>
            </text:list-item>
            <text:list-item>
              <text:p text:style-name="P15"><text:span text:style-name="Markup">html/head/meta</text:span></text:p>
            </text:list-item>
          </text:list>
        </text:list-item>
        <text:list-item>
          <text:p text:style-name="P15"><text:soft-page-break/>The markup model must contain a single element that holds the entire document content. <text:s/>Markup models may adopt the <text:span text:style-name="Markup">html/body</text:span> element from the XHTML2 namespace for this purpose, or they may define a different element. <text:s/>However, there must be only one such element allowed in the document, and it must be the direct child of the document element (<text:span text:style-name="Markup">html</text:span>).</text:p>
        </text:list-item>
      </text:list>
      <text:h text:style-name="Heading_20_2" text:outline-level="2">RDF taxonomies</text:h>
      <text:p text:style-name="Text_20_body"><text:span text:style-name="TODO">Requirements for RDF taxonomies</text:span></text:p>
      <text:h text:style-name="Heading_20_1" text:outline-level="1">Profile instance documents</text:h>
      <text:p text:style-name="Text_20_body"><text:span text:style-name="TODO">How to reference a profile from a document, etc</text:span>.</text:p>
      <text:h text:style-name="Heading_20_1" text:outline-level="1">Defined components</text:h>
      <text:h text:style-name="Heading_20_2" text:outline-level="2">Schema modules</text:h>
      <text:p text:style-name="Text_20_body"><text:span text:style-name="TODO">How Z39.86 defines certain core schema modules, where to find them, etc.</text:span></text:p>
      <text:h text:style-name="Heading_20_2" text:outline-level="2">Profiles</text:h>
      <text:p text:style-name="Text_20_body"><text:span text:style-name="TODO">How Z39.86 defines certain core profiles, where to find them, etc.</text:span></text:p>
      <text:h text:style-name="Heading_20_2" text:outline-level="2">RDF taxonomies</text:h>
      <text:p text:style-name="Text_20_body"><text:span text:style-name="TODO">How Z39.86 defines certain core taxonomies, where to find them, etc.</text:span></text:p>
      <text:h text:style-name="Heading_20_1" text:outline-level="1">References</text:h>
      <text:h text:style-name="Heading_20_1" text:outline-level="1">Acknowledge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de_20_example" style:display-name="Code example" style:family="paragraph" style:parent-style-name="Text_20_body" style:class="text" style:master-page-name="">
      <style:paragraph-properties fo:margin-left="0.25in" fo:margin-right="0in" fo:margin-top="0in" fo:margin-bottom="0in" fo:orphans="2" fo:widows="2" fo:text-indent="0in" style:auto-text-indent="false" style:page-number="auto" fo:background-color="#ccffff" style:border-line-width="0.0008in 0.0138in 0.0008in" fo:padding="0.0201in" fo:border="0.0154in double #000000" style:shadow="none">
        <style:background-image/>
      </style:paragraph-properties>
      <style:text-properties style:font-name="Courier New1" fo:font-size="10pt" style:font-size-asian="10pt" style:font-size-complex="10pt"/>
    </style:style>
    <style:style style:name="Example_20_caption" style:display-name="Example caption" style:family="paragraph" style:parent-style-name="Code_20_example" style:class="text" style:master-page-name="">
      <style:paragraph-properties fo:margin-top="0in" fo:margin-bottom="0.0598in" fo:orphans="2" fo:widows="2" style:page-number="auto" fo:background-color="transparent" fo:keep-with-next="always">
        <style:background-image/>
      </style:paragraph-properties>
      <style:text-properties style:font-name="Arial"/>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ined_20_Term" style:display-name="Defined Term" style:family="paragraph" style:parent-style-name="Text_20_body" style:next-style-name="Definition" style:master-page-name="">
      <style:paragraph-properties fo:margin-top="0in" fo:margin-bottom="0in" style:page-number="auto"/>
      <style:text-properties fo:font-weight="bold" style:font-weight-asian="bold" style:font-weight-complex="bold"/>
    </style:style>
    <style:style style:name="Definition" style:family="paragraph" style:parent-style-name="Text_20_body" style:next-style-name="Defined_20_Term">
      <style:paragraph-properties fo:margin-left="0.5in" fo:margin-right="0in" fo:text-indent="0in" style:auto-text-indent="false"/>
    </style:style>
    <style:style style:name="Informative_20_banner" style:display-name="Informative banner" style:family="paragraph" style:parent-style-name="Text_20_body">
      <style:paragraph-properties fo:text-align="center" style:justify-single-word="false" fo:background-color="#99ccff">
        <style:background-image/>
      </style:paragraph-properties>
      <style:text-properties style:font-name="Arial"/>
    </style:style>
    <style:style style:name="Normative_20_banner" style:display-name="Normative banner" style:family="paragraph" style:parent-style-name="Informative_20_banner">
      <style:paragraph-properties fo:background-color="#ff3366">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rkup" style:family="text">
      <style:text-properties style:font-name="Courier New1"/>
    </style:style>
    <style:style style:name="TODO" style:family="text">
      <style:text-properties fo:background-color="#ffff0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span text:style-name="MT1">Page </text:span><text:span text:style-name="MT1"><text:page-number text:select-page="current">5</text:page-number></text:span><text:span text:style-name="MT1"> of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3T16:05:21.13</meta:creation-date>
    <meta:editing-duration>PT03H20M09S</meta:editing-duration>
    <meta:editing-cycles>34</meta:editing-cycles>
    <meta:generator>OpenOffice.org/3.0$Win32 OpenOffice.org_project/300m15$Build-9379</meta:generator>
    <dc:description>An introduction to the world of ZedAI</dc:description>
    <dc:title>ZedSpec</dc:title>
    <meta:initial-creator>James Pritchett</meta:initial-creator>
    <dc:date>2009-02-25T16:47:50.05</dc:date>
    <dc:creator>James Pritchett</dc:creator>
    <meta:document-statistic meta:table-count="1" meta:image-count="0" meta:object-count="0" meta:page-count="7" meta:paragraph-count="142" meta:word-count="1821" meta:character-count="12262"/>
    <meta:user-defined meta:name="Info 1"/>
    <meta:user-defined meta:name="Info 2"/>
    <meta:user-defined meta:name="Info 3"/>
    <meta:user-defined meta:name="Info 4"/>
    <meta:template xlink:type="simple" xlink:actuate="onRequest" xlink:title="ZedSpec" xlink:href="/../jpritchett/Application%20Data/OpenOffice.org/3/user/template/ZedSpec1.ott" meta:date="2009-02-13T16:05:21"/>
  </office:meta>
</office:document-meta>
</file>